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758cm" fo:min-width="2.016cm" fo:padding-top="0.137cm" fo:padding-bottom="0.137cm" fo:padding-left="0.262cm" fo:padding-right="0.262cm" draw:shadow-opacity="0%"/>
    </style:style>
    <style:style style:name="gr4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5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gr10" style:family="graphic" style:parent-style-name="objectwithoutfill">
      <style:graphic-properties svg:stroke-color="#ff3300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508cm" svg:x="9.129cm" svg:y="5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4cm" svg:height="0.635cm" svg:x="11.415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2.54cm" svg:height="2.032cm" svg:x="9.129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1" draw:id="id1" draw:layer="layout" svg:width="2.54cm" svg:height="0.635cm" svg:x="9.129cm" svg:y="4.556cm">
          <draw:text-box>
            <text:p><text:span text:style-name="T1">B</text:span></text:p>
          </draw:text-box>
        </draw:frame>
        <draw:frame draw:style-name="gr5" draw:text-style-name="P4" draw:layer="layout" svg:width="2.159cm" svg:height="0.509cm" svg:x="2.231cm" svg:y="2.523cm">
          <draw:text-box>
            <text:p><text:span text:style-name="T2">param</text:span></text:p>
          </draw:text-box>
        </draw:frame>
        <draw:custom-shape draw:style-name="gr1" draw:text-style-name="P1" xml:id="id2" draw:id="id2" draw:layer="layout" svg:width="0.254cm" svg:height="0.508cm" svg:x="1.977cm" svg:y="2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4cm" svg:height="0.635cm" svg:x="4.263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1.397cm" svg:x="1.977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5" draw:id="id5" draw:layer="layout" svg:width="2.54cm" svg:height="0.635cm" svg:x="1.977cm" svg:y="1.762cm">
          <draw:text-box>
            <text:p><text:span text:style-name="T1">C</text:span></text:p>
          </draw:text-box>
        </draw:frame>
        <draw:connector draw:style-name="gr7" draw:text-style-name="P5" draw:layer="layout" draw:type="curve" draw:line-skew="0.061cm 0.133cm -0.199cm" svg:x1="11.669cm" svg:y1="4.873cm" svg:x2="1.977cm" svg:y2="2.777cm" draw:start-shape="id1" draw:start-glue-point="1" draw:end-shape="id2" draw:end-glue-point="3" svg:d="M11669 4873c861 0 574-952-4909-952s-5833-1144-4783-1144" svg:viewBox="0 0 10532 2097">
          <text:p/>
        </draw:connector>
        <draw:frame draw:style-name="gr5" draw:text-style-name="P4" draw:layer="layout" svg:width="2.159cm" svg:height="0.509cm" svg:x="2.398cm" svg:y="5.571cm">
          <draw:text-box>
            <text:p><text:span text:style-name="T2">param</text:span></text:p>
          </draw:text-box>
        </draw:frame>
        <draw:custom-shape draw:style-name="gr1" draw:text-style-name="P1" draw:layer="layout" svg:width="0.254cm" svg:height="0.508cm" svg:x="2.144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0.254cm" svg:height="0.635cm" svg:x="4.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1.397cm" svg:x="2.144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54cm" svg:height="0.635cm" svg:x="2.144cm" svg:y="4.81cm">
          <draw:text-box>
            <text:p><text:span text:style-name="T1">A</text:span></text:p>
          </draw:text-box>
        </draw:frame>
        <draw:connector draw:style-name="gr7" draw:text-style-name="P5" draw:layer="layout" draw:type="curve" svg:x1="4.684cm" svg:y1="5.127cm" svg:x2="9.129cm" svg:y2="6.207cm" draw:start-shape="id3" draw:start-glue-point="1" draw:end-shape="id4" draw:end-glue-point="3" svg:d="M4684 5127c3334 0 1112 1080 4445 1080" svg:viewBox="0 0 4446 1081">
          <text:p/>
        </draw:connector>
        <draw:custom-shape draw:style-name="gr1" draw:text-style-name="P1" xml:id="id4" draw:id="id4" draw:layer="layout" svg:width="0.254cm" svg:height="0.508cm" svg:x="9.129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draw:type="curve" svg:x1="4.517cm" svg:y1="2.079cm" svg:x2="5.532cm" svg:y2="3.285cm" draw:start-shape="id5" draw:start-glue-point="1" draw:end-shape="id6" draw:end-glue-point="3" svg:d="M4517 2079c771 0 264 1206 1015 1206" svg:viewBox="0 0 1016 1207">
          <text:p/>
        </draw:connector>
        <draw:frame draw:style-name="gr9" draw:text-style-name="P7" draw:layer="layout" svg:width="2.54cm" svg:height="0.635cm" svg:x="2.053cm" svg:y="4.846cm">
          <draw:text-box>
            <text:p text:style-name="P6"><text:span text:style-name="T2">{A}</text:span></text:p>
          </draw:text-box>
        </draw:frame>
        <draw:frame draw:style-name="gr9" draw:text-style-name="P7" draw:layer="layout" svg:width="2.54cm" svg:height="0.635cm" svg:x="9.057cm" svg:y="4.584cm">
          <draw:text-box>
            <text:p text:style-name="P6"><text:span text:style-name="T2">{A,B}</text:span></text:p>
          </draw:text-box>
        </draw:frame>
        <draw:frame draw:style-name="gr9" draw:text-style-name="P7" draw:layer="layout" svg:width="2.54cm" svg:height="0.635cm" svg:x="1.89cm" svg:y="1.802cm">
          <draw:text-box>
            <text:p text:style-name="P6"><text:span text:style-name="T2">{A,B,C}</text:span></text:p>
          </draw:text-box>
        </draw:frame>
        <draw:frame draw:style-name="gr5" draw:text-style-name="P4" draw:layer="layout" svg:width="2.159cm" svg:height="0.509cm" svg:x="9.383cm" svg:y="5.318cm">
          <draw:text-box>
            <text:p><text:span text:style-name="T2">param</text:span></text:p>
          </draw:text-box>
        </draw:frame>
        <draw:frame draw:style-name="gr5" draw:text-style-name="P4" draw:layer="layout" svg:width="2.159cm" svg:height="0.509cm" svg:x="9.383cm" svg:y="5.952cm">
          <draw:text-box>
            <text:p><text:span text:style-name="T2">param</text:span></text:p>
          </draw:text-box>
        </draw:frame>
        <draw:frame draw:style-name="gr5" draw:text-style-name="P4" draw:layer="layout" svg:width="2.159cm" svg:height="0.509cm" svg:x="5.786cm" svg:y="3.031cm">
          <draw:text-box>
            <text:p><text:span text:style-name="T2">param</text:span></text:p>
          </draw:text-box>
        </draw:frame>
        <draw:custom-shape draw:style-name="gr1" draw:text-style-name="P1" xml:id="id6" draw:id="id6" draw:layer="layout" svg:width="0.254cm" svg:height="0.508cm" svg:x="5.532cm" svg:y="3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54cm" svg:height="0.635cm" svg:x="7.818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1.397cm" svg:x="5.532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xml:id="id7" draw:id="id7" draw:layer="layout" svg:width="2.54cm" svg:height="0.635cm" svg:x="5.532cm" svg:y="2.27cm">
          <draw:text-box>
            <text:p><text:span text:style-name="T1">D</text:span></text:p>
          </draw:text-box>
        </draw:frame>
        <draw:frame draw:style-name="gr9" draw:text-style-name="P7" draw:layer="layout" svg:width="2.54cm" svg:height="0.635cm" svg:x="5.445cm" svg:y="2.31cm">
          <draw:text-box>
            <text:p text:style-name="P6"><text:span text:style-name="T2">{A,</text:span><text:span text:style-name="T3">B</text:span><text:span text:style-name="T2">,C,D}</text:span></text:p>
          </draw:text-box>
        </draw:frame>
        <draw:connector draw:style-name="gr10" draw:text-style-name="P5" draw:layer="layout" draw:type="curve" svg:x1="8.072cm" svg:y1="2.587cm" svg:x2="9.129cm" svg:y2="5.572cm" draw:start-shape="id7" draw:start-glue-point="1" draw:end-shape="id8" draw:end-glue-point="3" svg:d="M8072 2587c793 0 265 2985 1057 2985" svg:viewBox="0 0 1058 2986">
          <text:p/>
        </draw:connector>
        <draw:frame draw:style-name="gr5" draw:text-style-name="P4" draw:layer="layout" svg:width="2.159cm" svg:height="0.509cm" svg:x="13.065cm" svg:y="3.793cm">
          <draw:text-box>
            <text:p><text:span text:style-name="T2">output</text:span></text:p>
          </draw:text-box>
        </draw:frame>
        <draw:custom-shape draw:style-name="gr1" draw:text-style-name="P1" xml:id="id9" draw:id="id9" draw:layer="layout" svg:width="0.254cm" svg:height="0.508cm" svg:x="12.811cm" svg:y="3.7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54cm" svg:height="1.397cm" svg:x="12.81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54cm" svg:height="0.635cm" svg:x="12.811cm" svg:y="3.032cm">
          <draw:text-box>
            <text:p><text:span text:style-name="T1">Output</text:span></text:p>
          </draw:text-box>
        </draw:frame>
        <draw:connector draw:style-name="gr7" draw:text-style-name="P5" draw:layer="layout" draw:type="curve" svg:x1="11.669cm" svg:y1="4.873cm" svg:x2="12.811cm" svg:y2="4.047cm" draw:start-shape="id1" draw:start-glue-point="1" draw:end-shape="id9" draw:end-glue-point="3" svg:d="M11669 4873c865 0 295-826 1142-826" svg:viewBox="0 0 1143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7T05:51:44.798490043</dc:date>
    <meta:editing-duration>PT1H29M19S</meta:editing-duration>
    <meta:editing-cycles>20</meta:editing-cycles>
    <meta:generator>LibreOffice/4.4.1.2$Linux_X86_64 LibreOffice_project/40m0$Build-2</meta:generator>
    <meta:document-statistic meta:object-count="35"/>
  </office:meta>
</office:document-meta>
</file>